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91e6" officeooo:paragraph-rsid="001a91e6"/>
    </style:style>
    <style:style style:name="P2" style:family="paragraph" style:parent-style-name="Standard">
      <style:text-properties fo:font-weight="bold" officeooo:rsid="001d5bf6" officeooo:paragraph-rsid="001d5bf6" fo:background-color="#ffff00" style:font-weight-asian="bold" style:font-weight-complex="bold"/>
    </style:style>
    <style:style style:name="P3" style:family="paragraph" style:parent-style-name="Standard">
      <style:text-properties officeooo:paragraph-rsid="001c7559"/>
    </style:style>
    <style:style style:name="P4" style:family="paragraph" style:parent-style-name="Standard">
      <style:text-properties officeooo:rsid="001f6106" officeooo:paragraph-rsid="001f6106"/>
    </style:style>
    <style:style style:name="P5" style:family="paragraph" style:parent-style-name="Standard">
      <style:text-properties officeooo:rsid="002224d2" officeooo:paragraph-rsid="002224d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7559" style:font-weight-asian="normal" style:font-weight-complex="normal"/>
    </style:style>
    <style:style style:name="T3" style:family="text">
      <style:text-properties fo:font-weight="bold" officeooo:rsid="001c755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"name:\\s(.+)" </text:p>
      <text:p text:style-name="Standard"/>
      <text:p text:style-name="Standard">"rank:\\s([0-5]\\.?\\d?)" </text:p>
      <text:p text:style-name="Standard"/>
      <text:p text:style-name="Standard">"reviewers:\\s(\\d+)" </text:p>
      <text:p text:style-name="Standard"/>
      <text:p text:style-name="Standard">"city:\\s(.+)" </text:p>
      <text:p text:style-name="Standard"/>
      <text:p text:style-name="P2">Note that for "open:" the comma is included</text:p>
      <text:p text:style-name="P1">open:\s(\w+\s\d\d:\d\d\s\d\d:\d\d,)(\w+\s\d\d:\d\d\s\d\d:\d\d,)?(\w+\s\d\d:\d\d\s\d\d:\d\d,)?(\w+\s\d\d:\d\d\s\d\d:\d\d,)?(\w+\s\d\d:\d\d\s\d\d:\d\d,)?(\w+\s\d\d:\d\d\s\d\d:\d\d,)?(\w+\s\d\d:\d\d\s\d\d:\d\d)?</text:p>
      <text:p text:style-name="P1"/>
      <text:p text:style-name="P3"><text:span text:style-name="T3">As Java String</text:span><text:span text:style-name="T2">: </text:span><text:span text:style-name="T1">"open:\\s(\\w+\\s\\d\\d:\\d\\d\\s\\d\\d:\\d\\d,)(\\w+\\s\\d\\d:\\d\\d\\s\\d\\d:\\d\\d,)?(\\w+\\s\\d\\d:\\d\\d\\s\\d\\d:\\d\\d,)?(\\w+\\s\\d\\d:\\d\\d\\s\\d\\d:\\d\\d,)?(\\w+\\s\\d\\d:\\d\\d\\s\\d\\d:\\d\\d,)?(\\w+\\s\\d\\d:\\d\\d\\s\\d\\d:\\d\\d,)?(\\w+\\s\\d\\d:\\d\\d\\s\\d\\d:\\d\\d)?" </text:span></text:p>
      <text:p text:style-name="P3"><text:span text:style-name="T2"/></text:p>
      <text:p text:style-name="P3"><text:span text:style-name="T2"/></text:p>
      <text:p text:style-name="P4">"cost:\\s(\\${1,3})" </text:p>
      <text:p text:style-name="P4"/>
      <text:p text:style-name="P4">"category:\\s(.+)" </text:p>
      <text:p text:style-name="P5">Group(0) is the whole (wtih categor)</text:p>
      <text:p text:style-name="P5">Group(1) is just the categories separaed by space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7S</meta:editing-duration>
    <meta:editing-cycles>13</meta:editing-cycles>
    <meta:generator>LibreOffice/4.2.0.4$Windows_x86 LibreOffice_project/05dceb5d363845f2cf968344d7adab8dcfb2ba71</meta:generator>
    <dc:date>2014-04-09T08:09:22.867000000</dc:date>
    <meta:document-statistic meta:table-count="0" meta:image-count="0" meta:object-count="0" meta:page-count="1" meta:paragraph-count="11" meta:word-count="33" meta:character-count="760" meta:non-whitespace-character-count="731"/>
    <meta:user-defined meta:name="Info 1"/>
    <meta:user-defined meta:name="Info 2"/>
    <meta:user-defined meta:name="Info 3"/>
    <meta:user-defined meta:name="Info 4"/>
  </office:meta>
</office:document-meta>
</file>